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14.8mm" fo:break-before="auto" style:use-optimal-row-height="tru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6mm" fo:break-before="auto" style:use-optimal-row-height="tru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4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9]*[.AC59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1]*[.AC71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72]*[.AC72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4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4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4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4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4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4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4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4" table:formula="of:=[.AB107]*[.AC107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4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3]*[.AC113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4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4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4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4" table:formula="of:=[.AB131]*[.AC131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4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4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4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4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3" calcext:value-type="float">
            <text:p>43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4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4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21" calcext:value-type="float">
            <text:p>21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4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2]*[.AC242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3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4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4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4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1]*[.AC271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4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4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2]*[.AC282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4" table:formula="of:=[.AB283]*[.AC283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3])" office:value-type="currency" office:currency="EUR" office:value="200.40976" calcext:value-type="currency">
            <text:p>200,4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0]*[.AC330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4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15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4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4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4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4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4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4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4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4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4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4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4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4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4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4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4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4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4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4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4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4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4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4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3]=&quot;Power board&quot;;[.B403]*2;[.B40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4]*[.AC40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3:.G404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4" table:formula="of:=[.G405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7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8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8]*[.AC40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7:.G408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1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4" table:formula="of:=[.G409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1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1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4" table:formula="of:=[.G411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2]*[.AC41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3:.G416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69" calcext:value-type="currency">
            <text:p>0,047 €</text:p>
          </table:table-cell>
          <table:table-cell table:style-name="ce144" table:formula="of:=[.G417]" office:value-type="float" office:value="6" calcext:value-type="float">
            <text:p>6</text:p>
          </table:table-cell>
          <table:table-cell table:style-name="ce164" table:formula="of:=[.AB417]*[.AC41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8]=&quot;Power board&quot;;[.B418]*2;[.B41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19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0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20];[.M420];[.P420];[.T420];[.W420]);&quot;&quot;)" office:value-type="currency" office:currency="EUR" office:value="0.02337" calcext:value-type="currency">
            <text:p>0,023 €</text:p>
          </table:table-cell>
          <table:table-cell table:style-name="ce143" table:formula="of:=[.G420]" office:value-type="float" office:value="6" calcext:value-type="float">
            <text:p>6</text:p>
          </table:table-cell>
          <table:table-cell table:style-name="ce164" table:formula="of:=[.AB420]*[.AC42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2]=&quot;Power board&quot;;[.B422]*2;[.B42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3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4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0" table:formula="of:=IF([.G424]&lt;&gt;&quot;&quot;;MIN([.J424];[.M424];[.P424];[.T424];[.W424]);&quot;&quot;)" office:value-type="currency" office:currency="EUR" office:value="0.03609" calcext:value-type="currency">
            <text:p>0,036 €</text:p>
          </table:table-cell>
          <table:table-cell table:style-name="ce143" table:formula="of:=[.G424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6]=&quot;Power board&quot;;[.B426]*2;[.B426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0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3" table:formula="of:=[.G426]" office:value-type="float" office:value="1" calcext:value-type="float">
            <text:p>1</text:p>
          </table:table-cell>
          <table:table-cell table:style-name="ce164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045" calcext:value-type="float">
            <text:p>0,04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30])" office:value-type="float" office:value="0.425" calcext:value-type="float">
            <text:p>0,425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1]*[.AC43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045" calcext:value-type="float">
            <text:p>0,04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3:.G436])" office:value-type="float" office:value="0.425" calcext:value-type="float">
            <text:p>0,425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1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42" calcext:value-type="float">
            <text:p>0,4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9:.G440])" office:value-type="float" office:value="0.75" calcext:value-type="float">
            <text:p>0,75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1" table:formula="of:=IF([.G441]&lt;&gt;&quot;&quot;;MIN([.J441];[.M441];[.P441];[.T441];[.W441]);&quot;&quot;)" office:value-type="currency" office:currency="EUR" office:value="0.34" calcext:value-type="currency">
            <text:p>0,340 €</text:p>
          </table:table-cell>
          <table:table-cell table:style-name="ce144" table:formula="of:=[.G441]" office:value-type="float" office:value="0.75" calcext:value-type="float">
            <text:p>1</text:p>
          </table:table-cell>
          <table:table-cell table:style-name="ce164" table:formula="of:=[.AB441]*[.AC441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42" calcext:value-type="float">
            <text:p>0,4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3:.G444])" office:value-type="float" office:value="0.75" calcext:value-type="float">
            <text:p>0,75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1" table:formula="of:=IF([.G445]&lt;&gt;&quot;&quot;;MIN([.J445];[.M445];[.P445];[.T445];[.W445]);&quot;&quot;)" office:value-type="currency" office:currency="EUR" office:value="0.34" calcext:value-type="currency">
            <text:p>0,340 €</text:p>
          </table:table-cell>
          <table:table-cell table:style-name="ce144" table:formula="of:=[.G445]" office:value-type="float" office:value="0.75" calcext:value-type="float">
            <text:p>1</text:p>
          </table:table-cell>
          <table:table-cell table:style-name="ce164" table:formula="of:=[.AB445]*[.AC445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42" calcext:value-type="float">
            <text:p>0,4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35" calcext:value-type="float">
            <text:p>0,3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7:.G453])" office:value-type="float" office:value="1.64" calcext:value-type="float">
            <text:p>1,64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0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3" table:formula="of:=[.G454]" office:value-type="float" office:value="1.64" calcext:value-type="float">
            <text:p>2</text:p>
          </table:table-cell>
          <table:table-cell table:style-name="ce164" table:formula="of:=[.AB454]*[.AC454]" office:value-type="float" office:value="0.5576" calcext:value-type="float">
            <text:p>0,55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6]=&quot;Power board&quot;;[.B456]*2;[.B456])" office:value-type="float" office:value="0.29" calcext:value-type="float">
            <text:p>0,29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0" table:formula="of:=IF([.G456]&lt;&gt;&quot;&quot;;MIN([.J456];[.M456];[.P456];[.T456];[.W456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6]*[.AC45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4" table:formula="of:=[.G457]" office:value-type="float" office:value="1" calcext:value-type="float">
            <text:p>1</text:p>
          </table:table-cell>
          <table:table-cell table:style-name="ce164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0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4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6:.AD458])" office:value-type="currency" office:currency="EUR" office:value="5.01752" calcext:value-type="currency">
            <text:p>5,02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6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4]+[.AD341]+[.AD393]+[.AD459]" office:value-type="currency" office:currency="EUR" office:value="286.207" calcext:value-type="currency">
            <text:p>286,21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7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3:.AD46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1]+[.AD466]" office:value-type="currency" office:currency="EUR" office:value="407.207" calcext:value-type="currency">
            <text:p>407,21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8" table:number-rows-repeated="268">
          <table:table-cell table:number-columns-repeated="1024"/>
        </table:table-row>
        <table:table-row table:style-name="ro19" table:number-rows-repeated="2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9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16:42:34.976846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5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5T16:45:56.378286180</dc:date>
    <meta:editing-cycles>1718</meta:editing-cycles>
    <meta:editing-duration>P12DT3H18M53S</meta:editing-duration>
    <meta:generator>LibreOffice/5.2.3.3$Linux_X86_64 LibreOffice_project/d54a8868f08a7b39642414cf2c8ef2f228f780cf</meta:generator>
    <meta:document-statistic meta:table-count="1" meta:cell-count="63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